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style:writing-mode="page"/>
    </style:style>
    <style:style style:name="Tabela1.B2" style:family="table-cell" style:data-style-name="N0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cm" style:rel-column-width="510*"/>
    </style:style>
    <style:style style:name="Tabela2.B" style:family="table-column">
      <style:table-column-properties style:column-width="16.101cm" style:rel-column-width="9128*"/>
    </style:style>
    <style:style style:name="Tabela2.A1" style:family="table-cell">
      <style:table-cell-properties style:writing-mode="page"/>
    </style:style>
    <style:style style:name="Tabela2.A2" style:family="table-cell" style:data-style-name="N0">
      <style:table-cell-properties style:writing-mode="page"/>
    </style:style>
    <style:style style:name="P1" style:family="paragraph" style:parent-style-name="Text_20_body">
      <style:text-properties officeooo:rsid="000d3e0e" officeooo:paragraph-rsid="000d3e0e"/>
    </style:style>
    <style:style style:name="P2" style:family="paragraph" style:parent-style-name="Text_20_body">
      <style:text-properties officeooo:rsid="000d3e0e" officeooo:paragraph-rsid="000f3792"/>
    </style:style>
    <style:style style:name="P3" style:family="paragraph" style:parent-style-name="Table_20_Contents">
      <style:text-properties officeooo:rsid="0010e149" officeooo:paragraph-rsid="0010e149"/>
    </style:style>
    <style:style style:name="P4" style:family="paragraph" style:parent-style-name="Table_20_Contents">
      <style:text-properties officeooo:rsid="0010ff9b" officeooo:paragraph-rsid="0010ff9b"/>
    </style:style>
    <style:style style:name="P5" style:family="paragraph" style:parent-style-name="Table_20_Contents">
      <style:text-properties officeooo:rsid="00111486" officeooo:paragraph-rsid="00111486"/>
    </style:style>
    <style:style style:name="P6" style:family="paragraph" style:parent-style-name="Text_20_body">
      <style:text-properties officeooo:rsid="000f3792" officeooo:paragraph-rsid="000f3792"/>
    </style:style>
    <style:style style:name="P7" style:family="paragraph" style:parent-style-name="Text_20_body">
      <style:text-properties officeooo:rsid="00109550" officeooo:paragraph-rsid="00109550"/>
    </style:style>
    <style:style style:name="P8" style:family="paragraph" style:parent-style-name="Text_20_body">
      <style:text-properties officeooo:rsid="0010e149" officeooo:paragraph-rsid="0010e149"/>
    </style:style>
    <style:style style:name="P9" style:family="paragraph" style:parent-style-name="Text_20_body">
      <style:text-properties officeooo:rsid="0010ff9b" officeooo:paragraph-rsid="0010ff9b"/>
    </style:style>
    <style:style style:name="P10" style:family="paragraph" style:parent-style-name="Text_20_body">
      <style:text-properties officeooo:rsid="00111486" officeooo:paragraph-rsid="00111486"/>
    </style:style>
    <style:style style:name="P11" style:family="paragraph" style:parent-style-name="Text_20_body" style:list-style-name="L1">
      <style:text-properties officeooo:rsid="00111486" officeooo:paragraph-rsid="00111486"/>
    </style:style>
    <style:style style:name="P12" style:family="paragraph" style:parent-style-name="Text_20_body" style:list-style-name="L1">
      <style:text-properties officeooo:rsid="00111486" officeooo:paragraph-rsid="00139fce"/>
    </style:style>
    <style:style style:name="P13" style:family="paragraph" style:parent-style-name="Text_20_body" style:list-style-name="L1">
      <style:text-properties officeooo:rsid="001242d7" officeooo:paragraph-rsid="001242d7"/>
    </style:style>
    <style:style style:name="P14" style:family="paragraph" style:parent-style-name="Text_20_body" style:list-style-name="L1">
      <style:text-properties officeooo:rsid="001242d7" officeooo:paragraph-rsid="00139fce"/>
    </style:style>
    <style:style style:name="P15" style:family="paragraph" style:parent-style-name="Text_20_body">
      <style:text-properties officeooo:rsid="0014a0ea" officeooo:paragraph-rsid="0014a0ea"/>
    </style:style>
    <style:style style:name="P16" style:family="paragraph" style:parent-style-name="Text_20_body" style:list-style-name="L2">
      <style:text-properties officeooo:rsid="0014a0ea" officeooo:paragraph-rsid="0014a0ea"/>
    </style:style>
    <style:style style:name="T1" style:family="text">
      <style:text-properties officeooo:rsid="000f3792"/>
    </style:style>
    <style:style style:name="T2" style:family="text">
      <style:text-properties officeooo:rsid="00109550"/>
    </style:style>
    <style:style style:name="T3" style:family="text">
      <style:text-properties fo:color="#800080" loext:opacity="100%" style:font-name="Liberation Mono"/>
    </style:style>
    <style:style style:name="T4" style:family="text">
      <style:text-properties officeooo:rsid="001242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DKRYWCA</text:p>
      <text:p text:style-name="P1">Fantasy/Baśń: <text:span text:style-name="T2">Odkrywca</text:span>, poszukiwacz przygód, badacz tajemnic</text:p>
      <text:p text:style-name="P1">Współczesność/Horror/Romans: atleta, <text:span text:style-name="T2">odkrywca</text:span>, poszukiwacz przygód, detektyw, badacz, pionier, reporter śledczy</text:p>
      <text:p text:style-name="P1">Science fiction: <text:span text:style-name="T2">odkrywca</text:span>, poszukiwacz przygód, podróżnik, planetolog, ksenobiolog</text:p>
      <text:p text:style-name="P1">Superbohaterowie/Post-apokalipsa: poszukiwacz przygód, stróż prawa</text:p>
      <text:p text:style-name="P1">Jesteś osobą akcji i fizycznych zdolności, bez lęku patrzącą ku nieodkrytemu. Podróżujesz do dziwnych, egzotycznych i niebezpiecznych miejsc, i odkrywasz nowe rzeczy. Oznacza to, że masz duże zdolności fizyczne, ale zapewne także jesteś dobrze wykształcony. </text:p>
      <text:p text:style-name="P1">Rola w grze: Choć <text:span text:style-name="T2">Odkrywcy</text:span> mogą być uczonymi i dobrze wykształconymi, są przede wszystkim zainteresowani akcją. Mierzą się ze śmiertelnymi niebezpieczeństwami i okropnymi przeszkodami praktycznie codziennie.</text:p>
      <text:p text:style-name="P1">Rola w drużynie: <text:span text:style-name="T2">Odkrywcy</text:span> czasami pracują sami, ale częściej są częścią zespołu z innymi postaciami. <text:span text:style-name="T2">Odkrywca</text:span> często przoduje i przeciera szlak. Jednakże, często zatrzymują się i badają to, co ich zaintrygowało po drodze. </text:p>
      <text:p text:style-name="P1">Rola społeczna: Nie wszyscy <text:span text:style-name="T2">Odkrywcy</text:span> przedzierają się przez dzicz lub badają stare ruiny. Czasami, <text:span text:style-name="T2">Odkrywca</text:span> to nauczyciel, naukowiec, detektyw lub reporter śledczy. W każdym wypadku, <text:span text:style-name="T2">Odkrywca</text:span> z odwagą zmaga się z nowymi wyzwaniami i zbiera wiedzę, którą może się dzielić z innymi.</text:p>
      <text:p text:style-name="P2">Zaawansowani <text:span text:style-name="T2">Odkrywcy</text:span>: <text:span text:style-name="T1">Wysokopoziomowi </text:span><text:span text:style-name="T2">Odkrywcy</text:span><text:span text:style-name="T1"> zyskują więcej umiejętności, trochę zdolności bojowych i dużo zdolności, które pomagają im poradzić sobie z niebezpieczeństwem. W skrócie, stają się uniwersalni, zdolni dać sobie radę z każdym wyzwaniem. </text:span></text:p>
      <text:p text:style-name="P6"><text:span text:style-name="T2">ODKRYWCA</text:span>– WTRĄCENIA GRACZA</text:p>
      <text:p text:style-name="P8">Kiedy grasz Odkrywcą, możesz wydać 1 PD by skorzystać z poniższych <text:span text:style-name="T3">wtrąceń gracza</text:span>, jeśli sytuacja jest odpowiednia i MG się zgadza.</text:p>
      <text:p text:style-name="P8">Szczęśliwa Awaria: Pułapka lub niebezpieczne urządzenie doświadcza awarii, zanim może Ciebie zranić.</text:p>
      <text:p text:style-name="P8">Nieoczekiwana Wskazówka: W momencie, gdy myślisz, że kompletnie zgubiłeś drogę, element krajobrazu, drogowskaz, lub po prostu ułożenie terenu sprawia, że odkrywasz najlepszą drogę naprzód, przynajmniej w tym momencie.</text:p>
      <text:p text:style-name="P8">Słaba Trucizna: Trucizna lub choroba okazuje się nie być tak poważna, jak na początku wyglądała, i zadaje tylko połowę obrażeń, które zadałaby normalnie. </text:p>
      <text:p text:style-name="P8">Pula Statystyk Odkrywcy</text:p>
      <table:table table:name="Tabela1" table:style-name="Tabela1">
        <table:table-column table:style-name="Tabela1.A" table:number-columns-repeated="2"/>
        <table:table-row table:style-name="TableLine2128747173040">
          <table:table-cell table:style-name="Tabela1.A1" office:value-type="string">
            <text:p text:style-name="P3">Statystyka</text:p>
          </table:table-cell>
          <table:table-cell table:style-name="Tabela1.A1" office:value-type="string">
            <text:p text:style-name="P3">Początkowa Wartość Puli</text:p>
          </table:table-cell>
        </table:table-row>
        <table:table-row table:style-name="TableLine2128747173040">
          <table:table-cell table:style-name="Tabela1.A1" office:value-type="string">
            <text:p text:style-name="P4">Moc</text:p>
          </table:table-cell>
          <table:table-cell table:style-name="Tabela1.B2" office:value-type="float" office:value="10">
            <text:p text:style-name="P4">10</text:p>
          </table:table-cell>
        </table:table-row>
        <table:table-row table:style-name="TableLine2128747173040">
          <table:table-cell table:style-name="Tabela1.A1" office:value-type="string">
            <text:p text:style-name="P4">Szybkość</text:p>
          </table:table-cell>
          <table:table-cell table:style-name="Tabela1.B2" office:value-type="float" office:value="9">
            <text:p text:style-name="P4">9</text:p>
          </table:table-cell>
        </table:table-row>
        <table:table-row table:style-name="TableLine2128747173040">
          <table:table-cell table:style-name="Tabela1.A1" office:value-type="string">
            <text:p text:style-name="P4">Intelekt</text:p>
          </table:table-cell>
          <table:table-cell table:style-name="Tabela1.B2" office:value-type="float" office:value="9">
            <text:p text:style-name="P4">9</text:p>
          </table:table-cell>
        </table:table-row>
      </table:table>
      <text:p text:style-name="P8"/>
      <text:p text:style-name="Text_20_body">Otrzymujesz dodatkowe 6 punktów, które możesz rozdzielić pomiędzy swoje Pule zgodnie ze <text:soft-page-break/>swoim życzeniem.</text:p>
      <text:p text:style-name="Text_20_body">Historia Badacza</text:p>
      <text:p text:style-name="P9">Twój typ pomaga Ci określić połączenie Twojej postaci z settingiem. Rzuć k20 lub wybierz z poniższej listy, by określić konkretny fakt o Twojej historii, który łączy Cię zresztą świata. Możesz także stworzyć swój własny fakt.<text:line-break/></text:p>
      <table:table table:name="Tabela2" table:style-name="Tabela2">
        <table:table-column table:style-name="Tabela2.A"/>
        <table:table-column table:style-name="Tabela2.B"/>
        <table:table-row table:style-name="TableLine2128847584880">
          <table:table-cell table:style-name="Tabela2.A1" office:value-type="string">
            <text:p text:style-name="P4">k20</text:p>
          </table:table-cell>
          <table:table-cell table:style-name="Tabela2.A1" office:value-type="string">
            <text:p text:style-name="P4">Historia</text:p>
          </table:table-cell>
        </table:table-row>
        <table:table-row table:style-name="TableLine2128847584880">
          <table:table-cell table:style-name="Tabela2.A2" office:value-type="float" office:value="1">
            <text:p text:style-name="P4">1</text:p>
          </table:table-cell>
          <table:table-cell table:style-name="Tabela2.A1" office:value-type="string">
            <text:p text:style-name="P4">Byłeś gwiazdą sportu w swoim liceum. Dalej jesteś w dobrej kondycji, ale człowieku, co to było wtedy!</text:p>
          </table:table-cell>
        </table:table-row>
        <table:table-row table:style-name="TableLine2128847584880">
          <table:table-cell table:style-name="Tabela2.A2" office:value-type="float" office:value="2">
            <text:p text:style-name="P4">2</text:p>
          </table:table-cell>
          <table:table-cell table:style-name="Tabela2.A1" office:value-type="string">
            <text:p text:style-name="P4">Twój brat jest głównym śpiewakiem w naprawdę popularnym zespole.</text:p>
          </table:table-cell>
        </table:table-row>
        <table:table-row table:style-name="TableLine2128847584880">
          <table:table-cell table:style-name="Tabela2.A2" office:value-type="float" office:value="3">
            <text:p text:style-name="P4">3</text:p>
          </table:table-cell>
          <table:table-cell table:style-name="Tabela2.A1" office:value-type="string">
            <text:p text:style-name="P4">Dokonałeś szeregu odkryć podczas swoich podróży, ale nie wszystkie okoliczności, by na nich zarobić, jeszcze pojawiły się przed Tobą.</text:p>
          </table:table-cell>
        </table:table-row>
        <table:table-row table:style-name="TableLine2128847584880">
          <table:table-cell table:style-name="Tabela2.A2" office:value-type="float" office:value="4">
            <text:p text:style-name="P4">4</text:p>
          </table:table-cell>
          <table:table-cell table:style-name="Tabela2.A1" office:value-type="string">
            <text:p text:style-name="P4">Byłeś policjantem, ale zrezygnowałeś z pracy po doświadczeniu korupcji w siłach porządkowych.</text:p>
          </table:table-cell>
        </table:table-row>
        <table:table-row table:style-name="TableLine2128847584880">
          <table:table-cell table:style-name="Tabela2.A2" office:value-type="float" office:value="5">
            <text:p text:style-name="P4">5</text:p>
          </table:table-cell>
          <table:table-cell table:style-name="Tabela2.A1" office:value-type="string">
            <text:p text:style-name="P4">Twoi rodzice byli misjonarzami, więc spędziłeś dużą część swojego młodego życia, podróżując do egzotycznych miejsc.</text:p>
          </table:table-cell>
        </table:table-row>
        <table:table-row table:style-name="TableLine2128847584880">
          <table:table-cell table:style-name="Tabela2.A2" office:value-type="float" office:value="6">
            <text:p text:style-name="P4">6</text:p>
          </table:table-cell>
          <table:table-cell table:style-name="Tabela2.A1" office:value-type="string">
            <text:p text:style-name="P4">Służyłeś w armii z honorem.</text:p>
          </table:table-cell>
        </table:table-row>
        <table:table-row table:style-name="TableLine2128847584880">
          <table:table-cell table:style-name="Tabela2.A2" office:value-type="float" office:value="7">
            <text:p text:style-name="P4">7</text:p>
          </table:table-cell>
          <table:table-cell table:style-name="Tabela2.A1" office:value-type="string">
            <text:p text:style-name="P4">Otrzymałeś pomoc od sekretnej organizacji, która opłaciła Twoją edukację. Teraz ona pragnie znacznie więcej od Ciebie</text:p>
          </table:table-cell>
        </table:table-row>
        <table:table-row table:style-name="TableLine2128847584880">
          <table:table-cell table:style-name="Tabela2.A2" office:value-type="float" office:value="8">
            <text:p text:style-name="P4">8</text:p>
          </table:table-cell>
          <table:table-cell table:style-name="Tabela2.A1" office:value-type="string">
            <text:p text:style-name="P4">Uczęszczałeś na prestiżowy uniwersytet dzięki stypendium dla sportowców, ale lśniłeś zarówno na boisku, jak i podczas zajęć.</text:p>
          </table:table-cell>
        </table:table-row>
        <table:table-row table:style-name="TableLine2128847584880">
          <table:table-cell table:style-name="Tabela2.A2" office:value-type="float" office:value="9">
            <text:p text:style-name="P4">9</text:p>
          </table:table-cell>
          <table:table-cell table:style-name="Tabela2.A1" office:value-type="string">
            <text:p text:style-name="P4">Twój najlepszy przyjaciel z dzieciństwa jest teraz wplywowym członkiem rządu.</text:p>
          </table:table-cell>
        </table:table-row>
        <table:table-row table:style-name="TableLine2128847584880">
          <table:table-cell table:style-name="Tabela2.A2" office:value-type="float" office:value="10">
            <text:p text:style-name="P4">10</text:p>
          </table:table-cell>
          <table:table-cell table:style-name="Tabela2.A1" office:value-type="string">
            <text:p text:style-name="P4">Byłeś nauczycielem. Twoi studenci wspominają Cię miło.</text:p>
          </table:table-cell>
        </table:table-row>
        <table:table-row table:style-name="TableLine2128847584880">
          <table:table-cell table:style-name="Tabela2.A2" office:value-type="float" office:value="11">
            <text:p text:style-name="P4">11</text:p>
          </table:table-cell>
          <table:table-cell table:style-name="Tabela2.A1" office:value-type="string">
            <text:p text:style-name="P5">Przez krótki czas byłeś kryminalistą, który został złapany i poszedł do więzenia – potem próbowałeś wyjść na prostą.</text:p>
          </table:table-cell>
        </table:table-row>
        <table:table-row table:style-name="TableLine2128847584880">
          <table:table-cell table:style-name="Tabela2.A2" office:value-type="float" office:value="12">
            <text:p text:style-name="P5">12</text:p>
          </table:table-cell>
          <table:table-cell table:style-name="Tabela2.A1" office:value-type="string">
            <text:p text:style-name="P5">Twoje największe jak dotąd odkrycie zostało ukradzione przez Twojego rywala. </text:p>
          </table:table-cell>
        </table:table-row>
        <table:table-row table:style-name="TableLine2128847584880">
          <table:table-cell table:style-name="Tabela2.A2" office:value-type="float" office:value="13">
            <text:p text:style-name="P5">13</text:p>
          </table:table-cell>
          <table:table-cell table:style-name="Tabela2.A1" office:value-type="string">
            <text:p text:style-name="P5">Należysz do eksluzywnej organizacji Odkrywców, której istnienie nie jest szeroko znane.</text:p>
          </table:table-cell>
        </table:table-row>
        <table:table-row table:style-name="TableLine2128847584880">
          <table:table-cell table:style-name="Tabela2.A2" office:value-type="float" office:value="14">
            <text:p text:style-name="P5">14</text:p>
          </table:table-cell>
          <table:table-cell table:style-name="Tabela2.A1" office:value-type="string">
            <text:p text:style-name="P5">Zostałeś porwany jako dziecko w tajemniczych okolicznościach, are wróciłeś do domu bezpieczny. Media dalej czasami wspominają ową sytuację. </text:p>
          </table:table-cell>
        </table:table-row>
        <table:table-row table:style-name="TableLine2128847584880">
          <table:table-cell table:style-name="Tabela2.A2" office:value-type="float" office:value="15">
            <text:p text:style-name="P5">15</text:p>
          </table:table-cell>
          <table:table-cell table:style-name="Tabela2.A1" office:value-type="string">
            <text:p text:style-name="P5">Kiedy byłeś młody, byłeś uzależniony od narkotyków, a teraz powoli wstajesz na nogi.</text:p>
          </table:table-cell>
        </table:table-row>
        <table:table-row table:style-name="TableLine2128847584880">
          <table:table-cell table:style-name="Tabela2.A2" office:value-type="float" office:value="16">
            <text:p text:style-name="P5">16</text:p>
          </table:table-cell>
          <table:table-cell table:style-name="Tabela2.A1" office:value-type="string">
            <text:p text:style-name="P5">Kiedy badałeś odległą lokację, dostrzegłeś coś, czego nigdy nie byłeś w stanie wyjaśnić.</text:p>
          </table:table-cell>
        </table:table-row>
        <table:table-row table:style-name="TableLine2128847584880">
          <table:table-cell table:style-name="Tabela2.A2" office:value-type="float" office:value="17">
            <text:p text:style-name="P5">17</text:p>
          </table:table-cell>
          <table:table-cell table:style-name="Tabela2.A1" office:value-type="string">
            <text:p text:style-name="P5">Posiadasz mały bar lub restaurację.</text:p>
          </table:table-cell>
        </table:table-row>
        <table:table-row table:style-name="TableLine2128847584880">
          <table:table-cell table:style-name="Tabela2.A2" office:value-type="float" office:value="18">
            <text:p text:style-name="P5">18</text:p>
          </table:table-cell>
          <table:table-cell table:style-name="Tabela2.A1" office:value-type="string">
            <text:p text:style-name="P5">Opublikowałeś książkę o swoich odkryciach i poczynaniach, która zyskała pewne uznanie.</text:p>
          </table:table-cell>
        </table:table-row>
        <table:table-row table:style-name="TableLine2128847584880">
          <table:table-cell table:style-name="Tabela2.A2" office:value-type="float" office:value="19">
            <text:p text:style-name="P5">19</text:p>
          </table:table-cell>
          <table:table-cell table:style-name="Tabela2.A1" office:value-type="string">
            <text:p text:style-name="P5">Twoja siostra posiada sklep i daje Tobie pokaźną zniżkę.</text:p>
          </table:table-cell>
        </table:table-row>
        <table:table-row table:style-name="TableLine2128847584880">
          <table:table-cell table:style-name="Tabela2.A2" office:value-type="float" office:value="20">
            <text:p text:style-name="P5">20</text:p>
          </table:table-cell>
          <table:table-cell table:style-name="Tabela2.A1" office:value-type="string">
            <text:p text:style-name="P5">Twój ojciec to wysoki rangą oficer w armii i posiada wiele koneksji.</text:p>
          </table:table-cell>
        </table:table-row>
      </table:table>
      <text:p text:style-name="P10"/>
      <text:p text:style-name="P10">ODKRYWCA PIERWSZEGO POZIOMU</text:p>
      <text:p text:style-name="P10">Odkrywca pierwszego poziomu ma poniższe zdolności:</text:p>
      <text:p text:style-name="P10">Wysiłek: Twój Wysiłek to 1.</text:p>
      <text:p text:style-name="P10">Fizyczna Natura: Masz Skupienie w Mocy 1, w Szybkości i Intelekcie zaś – 0.</text:p>
      <text:p text:style-name="P10">Korzystanie z Cypherów: Możesz mieć przy sobie 2 cyphery naraz.</text:p>
      <text:p text:style-name="P10">Początkujący Ekwipunek: Odpowiednie ubranie i broń Twojego wyboru, plus 2 drogie przedmioty, 2 przedmioty średniej ceny i do 4 niedrogich przedmiotów.</text:p>
      <text:p text:style-name="P10">Bronie: Możesz korzystać z lekkich i średnich broni bez kary. Posiadasz nieumiejętność z ciężkimi brońmi – Twoje ataki nimi są utrudnione.</text:p>
      <text:p text:style-name="P10"><text:soft-page-break/>Specjalne Zdolności: Wybierz cztery z poniższych zdolności. Nie możesz wybrać tej samej zdolności więcej niż raz, chyba, że jej opis stanowi inaczej. Pełen opis wszystkich zdolności znajduje się w rozdziale <text:span text:style-name="T3">Zdolności</text:span>, który także zawiera zdolności Posmaków i specjalizacji w pojedynczym, rozległym katalogu. </text:p>
      <text:list xml:id="list1744858963" text:style-name="L1">
        <text:list-item>
          <text:p text:style-name="P11">Blo<text:span text:style-name="T4">k</text:span></text:p>
        </text:list-item>
        <text:list-item>
          <text:p text:style-name="P14">Broń Niepotrzebna</text:p>
        </text:list-item>
        <text:list-item>
          <text:p text:style-name="P13">Deszyfracja</text:p>
        </text:list-item>
        <text:list-item>
          <text:p text:style-name="P12">M<text:span text:style-name="T4">ięśnie z Żelaza</text:span></text:p>
        </text:list-item>
        <text:list-item>
          <text:p text:style-name="P14">Przypływ Pewności Siebie</text:p>
        </text:list-item>
        <text:list-item>
          <text:p text:style-name="P14">Szybkostopy</text:p>
        </text:list-item>
        <text:list-item>
          <text:p text:style-name="P14">Ulepszone Skupienie</text:p>
        </text:list-item>
        <text:list-item>
          <text:p text:style-name="P14">Umiejętności Fizyczne</text:p>
        </text:list-item>
        <text:list-item>
          <text:p text:style-name="P14">Umiejętności Wiedzy</text:p>
        </text:list-item>
        <text:list-item>
          <text:p text:style-name="P14">Wyszkolony Bez Zbroi</text:p>
        </text:list-item>
        <text:list-item>
          <text:p text:style-name="P14">Wyszkolony we Wszystkich Broniach</text:p>
        </text:list-item>
        <text:list-item>
          <text:p text:style-name="P14">Wyszkolony w Zbroi</text:p>
        </text:list-item>
        <text:list-item>
          <text:p text:style-name="P13">Wytrzymałość</text:p>
        </text:list-item>
        <text:list-item>
          <text:p text:style-name="P13">Zmysł Niebezpieczeństwa</text:p>
        </text:list-item>
        <text:list-item>
          <text:p text:style-name="P13">Znajdowanie Drogi</text:p>
        </text:list-item>
      </text:list>
      <text:p text:style-name="P15">ODKRYWCA DRUGIEGO POZIOMU</text:p>
      <text:p text:style-name="P15">Wybierz cztery z poniższych zdolności (lub z niższego poziomu) i dodaj do swoich zdolności. Dodatkowo, możesz zamienić jedną ze zdolności niższego poziomu na inną z niższego poziomu.</text:p>
      <text:list xml:id="list1319231909" text:style-name="L2">
        <text:list-item>
          <text:p text:style-name="P16">Curious</text:p>
        </text:list-item>
        <text:list-item>
          <text:p text:style-name="P16">Danger Instinct</text:p>
        </text:list-item>
        <text:list-item>
          <text:p text:style-name="P16">Enable Others</text:p>
        </text:list-item>
        <text:list-item>
          <text:p text:style-name="P16">Escape</text:p>
        </text:list-item>
        <text:list-item>
          <text:p text:style-name="P16">Eye for Detail</text:p>
        </text:list-item>
        <text:list-item>
          <text:p text:style-name="P16">Foil Danger</text:p>
        </text:list-item>
        <text:list-item>
          <text:p text:style-name="P16">Hand to Eye</text:p>
        </text:list-item>
        <text:list-item>
          <text:p text:style-name="P16">Investigative Skills</text:p>
        </text:list-item>
        <text:list-item>
          <text:p text:style-name="P16">Quick Recovery</text:p>
        </text:list-item>
        <text:list-item>
          <text:p text:style-name="P16">Range Increase</text:p>
        </text:list-item>
        <text:list-item>
          <text:p text:style-name="P16">Skill With Defense</text:p>
        </text:list-item>
        <text:list-item>
          <text:p text:style-name="P16"><text:soft-page-break/>Stand Watch</text:p>
        </text:list-item>
        <text:list-item>
          <text:p text:style-name="P16">Travel Skills</text:p>
        </text:list-item>
        <text:list-item>
          <text:p text:style-name="P16">Wreck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d3e0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1T10:33:04.271000000</dc:date>
    <meta:editing-duration>PT23M54S</meta:editing-duration>
    <meta:editing-cycles>6</meta:editing-cycles>
    <meta:generator>LibreOffice/7.1.4.2$Windows_X86_64 LibreOffice_project/a529a4fab45b75fefc5b6226684193eb000654f6</meta:generator>
    <meta:document-statistic meta:table-count="2" meta:image-count="0" meta:object-count="0" meta:page-count="4" meta:paragraph-count="108" meta:word-count="856" meta:character-count="5894" meta:non-whitespace-character-count="5164"/>
  </office:meta>
</office:document-meta>
</file>